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13315389143195155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738421599615599564"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30971463073863424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20768711035649427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4655823191481906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497374223354428733"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96639832662468861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54814427467720689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6387698" text:continue-list="list796639832662468861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240502119108972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638443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639305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6399137" text:continue-numbering="true" text:style-name="L9">
        <text:list-item>
          <text:list>
            <text:list-header>
              <text:p text:style-name="P192">Warm down: <text:span text:style-name="T2">0.25 mile jog home</text:span></text:p>
              <text:p text:style-name="P193"/>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6413029"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6398887"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93462326289386449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83746334872831880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56384852731036466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6396519" text:continue-numbering="true" text:style-name="L12">
        <text:list-item>
          <text:list>
            <text:list-header>
              <text:p text:style-name="P197">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30983060068487353" text:style-name="L13">
        <text:list-item>
          <text:list>
            <text:list-header>
              <text:p text:style-name="P186">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4727574801386086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42916244445201674" text:style-name="L15">
        <text:list-item>
          <text:list>
            <text:list-header>
              <text:p text:style-name="P172">1.5 miles averaging about 9:40/mile and rest 1 min</text:p>
            </text:list-header>
          </text:list>
        </text:list-item>
      </text:list>
      <text:p text:style-name="P23">1 mile in 8:26 and rest 2 min</text:p>
      <text:list xml:id="list8313013218398708233"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49171606228313592" text:style-name="L17">
        <text:list-item>
          <text:list>
            <text:list-header>
              <text:p text:style-name="P174">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6408790" text:continue-numbering="true" text:style-name="L17">
        <text:list-item>
          <text:list>
            <text:list-header>
              <text:p text:style-name="P174">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12747021697490220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7166942474673513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62332204475554912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6401924" text:continue-list="list1271669424746735138" text:style-name="L19">
        <text:list-item>
          <text:list>
            <text:list-header>
              <text:p text:style-name="P176">(Pace*HR)=1240</text:p>
            </text:list-header>
          </text:list>
        </text:list-item>
      </text:list>
      <text:list xml:id="list26411444" text:continue-list="list1274702169749022012" text:style-name="L18">
        <text:list-item>
          <text:list>
            <text:list-header>
              <text:p text:style-name="P175">2 miles at 10:46/mile Ave HR= 121 bpm and rest a few minutes</text:p>
            </text:list-header>
          </text:list>
        </text:list-item>
      </text:list>
      <text:list xml:id="list26393197" text:continue-list="list2640192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640385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5170043842415921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67720658546779532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093900506573026465"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368611575555758049" text:style-name="L24">
        <text:list-item>
          <text:p text:style-name="P196">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4084869307295591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9223855357152446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6396101" text:continue-numbering="true" text:style-name="L26">
        <text:list-item>
          <text:list>
            <text:list-header>
              <text:p text:style-name="P180">0.1 mile lead in to a 4 mile run</text:p>
              <text:p text:style-name="P189">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639246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6409096525732362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37204546804945991"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05508183413522925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74490916889122540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15753302332256950"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10"/>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text:soft-page-break/>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52065581557554640"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0T06:15:04.87</dc:date>
    <dc:creator>James Lombardi</dc:creator>
    <meta:editing-duration>P21DT20M50S</meta:editing-duration>
    <meta:editing-cycles>1687</meta:editing-cycles>
    <meta:generator>OpenOffice/4.1.2$Win32 OpenOffice.org_project/412m3$Build-9782</meta:generator>
    <meta:document-statistic meta:table-count="0" meta:image-count="9" meta:object-count="0" meta:page-count="173" meta:paragraph-count="4960" meta:word-count="53971" meta:character-count="276553"/>
  </office:meta>
</office:document-meta>
</file>